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12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75.67mm"/>
    </style:style>
    <style:style style:name="co4" style:family="table-column">
      <style:table-column-properties fo:break-before="auto" style:column-width="57.49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e6e6e6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36"/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date() and cell-content()&gt;2" table:allow-empty-cell="true" table:base-cell-address="certificats.E1">
          <table:error-message table:message-type="stop" table:title="JJ/MM/AAAA" table:display="true">
            <text:p/>
            <text:p/>
            <text:p>la date doit etre sous le format suivant : <text:s/>JJ/MM/AAAA</text:p>
          </table:error-message>
        </table:content-validation>
      </table:content-validations>
      <table:table table:name="certificats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Nom Certificat</text:p>
          </table:table-cell>
          <table:table-cell table:style-name="ce5" office:value-type="string" calcext:value-type="string">
            <text:p>Date de debut de validite (Dev/Qualif/Recette)</text:p>
          </table:table-cell>
          <table:table-cell table:style-name="ce5" office:value-type="string" calcext:value-type="string">
            <text:p>Date de fin de validite (Dev/Qualif/Recette)</text:p>
          </table:table-cell>
          <table:table-cell table:style-name="ce5" office:value-type="string" calcext:value-type="string">
            <text:p>Date de debut de validite (Prod)</text:p>
          </table:table-cell>
          <table:table-cell table:style-name="ce1" office:value-type="string" calcext:value-type="string">
            <text:p>Date de fin de validite (Prod)</text:p>
          </table:table-cell>
          <table:table-cell/>
          <table:table-cell table:style-name="ce10"/>
          <table:table-cell table:style-name="ce10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>
            <text:p>ACD_CertinomisClasse3G3.cer</text:p>
          </table:table-cell>
          <table:table-cell table:style-name="ce6" table:content-validation-name="val1" office:value-type="date" office:date-value="2002-12-02" calcext:value-type="date">
            <text:p>02/12/2002</text:p>
          </table:table-cell>
          <table:table-cell table:style-name="ce6" table:content-validation-name="val1" office:value-type="date" office:date-value="2019-12-02" calcext:value-type="date">
            <text:p>02/12/2019</text:p>
          </table:table-cell>
          <table:table-cell table:style-name="ce6" table:content-validation-name="val1" office:value-type="date" office:date-value="2002-12-02" calcext:value-type="date">
            <text:p>02/12/2002</text:p>
          </table:table-cell>
          <table:table-cell table:style-name="ce6" table:content-validation-name="val1" office:value-type="date" office:date-value="2019-12-02" calcext:value-type="date">
            <text:p>02/12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D_Certinomis_1_etoile-2.cer</text:p>
          </table:table-cell>
          <table:table-cell table:style-name="ce6" table:content-validation-name="val1" office:value-type="date" office:date-value="2008-12-12" calcext:value-type="date">
            <text:p>12/12/2008</text:p>
          </table:table-cell>
          <table:table-cell table:style-name="ce6" table:content-validation-name="val1" office:value-type="date" office:date-value="2018-12-12" calcext:value-type="date">
            <text:p>12/12/2018</text:p>
          </table:table-cell>
          <table:table-cell table:style-name="ce6" table:content-validation-name="val1" office:value-type="date" office:date-value="2008-12-12" calcext:value-type="date">
            <text:p>12/12/2008</text:p>
          </table:table-cell>
          <table:table-cell table:style-name="ce6" table:content-validation-name="val1" office:value-type="date" office:date-value="2018-12-12" calcext:value-type="date">
            <text:p>12/12/20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D_Certinomis_2_etoiles-2.cer</text:p>
          </table:table-cell>
          <table:table-cell table:style-name="ce6" table:content-validation-name="val1" office:value-type="date" office:date-value="2008-12-12" calcext:value-type="date">
            <text:p>12/12/2008</text:p>
          </table:table-cell>
          <table:table-cell table:style-name="ce6" table:content-validation-name="val1" office:value-type="date" office:date-value="2018-12-12" calcext:value-type="date">
            <text:p>12/12/2018</text:p>
          </table:table-cell>
          <table:table-cell table:style-name="ce6" table:content-validation-name="val1" office:value-type="date" office:date-value="2008-12-12" calcext:value-type="date">
            <text:p>12/12/2008</text:p>
          </table:table-cell>
          <table:table-cell table:style-name="ce6" table:content-validation-name="val1" office:value-type="date" office:date-value="2018-12-12" calcext:value-type="date">
            <text:p>12/12/20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F-ST-P.cer</text:p>
          </table:table-cell>
          <table:table-cell table:style-name="ce6" table:content-validation-name="val1" office:value-type="date" office:date-value="2012-05-28" calcext:value-type="date">
            <text:p>28/05/2012</text:p>
          </table:table-cell>
          <table:table-cell table:style-name="ce6" table:content-validation-name="val1" office:value-type="date" office:date-value="2019-05-28" calcext:value-type="date">
            <text:p>28/05/2019</text:p>
          </table:table-cell>
          <table:table-cell table:style-name="ce6" table:content-validation-name="val1" office:value-type="date" office:date-value="2013-05-28" calcext:value-type="date">
            <text:p>28/05/2013</text:p>
          </table:table-cell>
          <table:table-cell table:style-name="ce6" table:content-validation-name="val1" office:value-type="date" office:date-value="2019-05-28" calcext:value-type="date">
            <text:p>28/05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R-ST.cer</text:p>
          </table:table-cell>
          <table:table-cell table:style-name="ce6" table:content-validation-name="val1" office:value-type="date" office:date-value="2013-05-28" calcext:value-type="date">
            <text:p>28/05/2013</text:p>
          </table:table-cell>
          <table:table-cell table:style-name="ce6" table:content-validation-name="val1" office:value-type="date" office:date-value="2025-05-28" calcext:value-type="date">
            <text:p>28/05/2025</text:p>
          </table:table-cell>
          <table:table-cell table:style-name="ce6" table:content-validation-name="val1" office:value-type="date" office:date-value="2013-05-28" calcext:value-type="date">
            <text:p>28/05/2013</text:p>
          </table:table-cell>
          <table:table-cell table:style-name="ce6" table:content-validation-name="val1" office:value-type="date" office:date-value="2025-05-28" calcext:value-type="date">
            <text:p>28/05/2025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ACR_Certinomis.cer</text:p>
          </table:table-cell>
          <table:table-cell table:style-name="ce6" table:content-validation-name="val1" office:value-type="date" office:date-value="2008-09-17" calcext:value-type="date">
            <text:p>17/09/2008</text:p>
          </table:table-cell>
          <table:table-cell table:style-name="ce6" table:content-validation-name="val1" office:value-type="date" office:date-value="2028-09-17" calcext:value-type="date">
            <text:p>17/09/2028</text:p>
          </table:table-cell>
          <table:table-cell table:style-name="ce6" table:content-validation-name="val1" office:value-type="date" office:date-value="2008-09-17" calcext:value-type="date">
            <text:p>17/09/2008</text:p>
          </table:table-cell>
          <table:table-cell table:style-name="ce6" table:content-validation-name="val1" office:value-type="date" office:date-value="2028-09-17" calcext:value-type="date">
            <text:p>17/09/202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R_CertinomisG2.cer</text:p>
          </table:table-cell>
          <table:table-cell table:style-name="ce6" table:content-validation-name="val1" office:value-type="date" office:date-value="2009-12-02" calcext:value-type="date">
            <text:p>02/12/2009</text:p>
          </table:table-cell>
          <table:table-cell table:style-name="ce6" table:content-validation-name="val1" office:value-type="date" office:date-value="2021-12-02" calcext:value-type="date">
            <text:p>02/12/2021</text:p>
          </table:table-cell>
          <table:table-cell table:style-name="ce6" table:content-validation-name="val1" office:value-type="date" office:date-value="2009-12-02" calcext:value-type="date">
            <text:p>02/12/2009</text:p>
          </table:table-cell>
          <table:table-cell table:style-name="ce6" table:content-validation-name="val1" office:value-type="date" office:date-value="2021-12-02" calcext:value-type="date">
            <text:p>02/12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Racine_groupe_CREDIT_AGRICOLE_v1.crt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AGENTS.cer</text:p>
          </table:table-cell>
          <table:table-cell table:style-name="ce6" table:content-validation-name="val1" office:value-type="date" office:date-value="2015-02-21" calcext:value-type="date">
            <text:p>21/02/2015</text:p>
          </table:table-cell>
          <table:table-cell table:style-name="ce6" table:content-validation-name="val1" office:value-type="date" office:date-value="2023-10-21" calcext:value-type="date">
            <text:p>21/10/2023</text:p>
          </table:table-cell>
          <table:table-cell table:style-name="ce6" table:content-validation-name="val1" office:value-type="date" office:date-value="2015-02-21" calcext:value-type="date">
            <text:p>21/02/2015</text:p>
          </table:table-cell>
          <table:table-cell table:style-name="ce6" table:content-validation-name="val1" office:value-type="date" office:date-value="2023-10-21" calcext:value-type="date">
            <text:p>21/10/20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Certeurope_Classe_3Plus.cer</text:p>
          </table:table-cell>
          <table:table-cell table:style-name="ce6" table:content-validation-name="val1" office:value-type="date" office:date-value="2003-10-13" calcext:value-type="date">
            <text:p>13/10/2003</text:p>
          </table:table-cell>
          <table:table-cell table:style-name="ce6" table:content-validation-name="val1" office:value-type="date" office:date-value="2013-10-13" calcext:value-type="date">
            <text:p>13/10/2013</text:p>
          </table:table-cell>
          <table:table-cell table:style-name="ce6" table:content-validation-name="val1" office:value-type="date" office:date-value="2003-10-13" calcext:value-type="date">
            <text:p>13/10/2003</text:p>
          </table:table-cell>
          <table:table-cell table:style-name="ce6" table:content-validation-name="val1" office:value-type="date" office:date-value="2013-10-13" calcext:value-type="date">
            <text:p>13/10/20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Certigreffe_Classe_3Plus_sub.cer</text:p>
          </table:table-cell>
          <table:table-cell table:style-name="ce6" table:content-validation-name="val1" office:value-type="date" office:date-value="2002-06-06" calcext:value-type="date">
            <text:p>06/06/2002</text:p>
          </table:table-cell>
          <table:table-cell table:style-name="ce6" table:content-validation-name="val1" office:value-type="date" office:date-value="2012-06-06" calcext:value-type="date">
            <text:p>06/06/2012</text:p>
          </table:table-cell>
          <table:table-cell table:style-name="ce6" table:content-validation-name="val1" office:value-type="date" office:date-value="2002-06-06" calcext:value-type="date">
            <text:p>06/06/2002</text:p>
          </table:table-cell>
          <table:table-cell table:style-name="ce6" table:content-validation-name="val1" office:value-type="date" office:date-value="2012-06-06" calcext:value-type="date">
            <text:p>06/06/20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EASY.cer</text:p>
          </table:table-cell>
          <table:table-cell table:style-name="ce6" table:content-validation-name="val1" office:value-type="date" office:date-value="2013-10-21" calcext:value-type="date">
            <text:p>21/10/2013</text:p>
          </table:table-cell>
          <table:table-cell table:style-name="ce6" table:content-validation-name="val1" office:value-type="date" office:date-value="2023-10-21" calcext:value-type="date">
            <text:p>21/10/2023</text:p>
          </table:table-cell>
          <table:table-cell table:style-name="ce6" table:content-validation-name="val1" office:value-type="date" office:date-value="2013-10-21" calcext:value-type="date">
            <text:p>21/10/2013</text:p>
          </table:table-cell>
          <table:table-cell table:style-name="ce6" table:content-validation-name="val1" office:value-type="date" office:date-value="2023-10-21" calcext:value-type="date">
            <text:p>21/10/20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IAS1_C.cer</text:p>
          </table:table-cell>
          <table:table-cell table:style-name="ce6" table:content-validation-name="val1" office:value-type="date" office:date-value="2006-02-28" calcext:value-type="date">
            <text:p>28/02/2006</text:p>
          </table:table-cell>
          <table:table-cell table:style-name="ce6" table:content-validation-name="val1" office:value-type="date" office:date-value="2016-02-28" calcext:value-type="date">
            <text:p>28/02/2016</text:p>
          </table:table-cell>
          <table:table-cell table:style-name="ce6" table:content-validation-name="val1" office:value-type="date" office:date-value="2006-02-28" calcext:value-type="date">
            <text:p>28/02/2006</text:p>
          </table:table-cell>
          <table:table-cell table:style-name="ce6" table:content-validation-name="val1" office:value-type="date" office:date-value="2016-02-28" calcext:value-type="date">
            <text:p>28/02/20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IAS1_D.cer</text:p>
          </table:table-cell>
          <table:table-cell table:style-name="ce6" table:content-validation-name="val1" office:value-type="date" office:date-value="2006-02-28" calcext:value-type="date">
            <text:p>28/02/2006</text:p>
          </table:table-cell>
          <table:table-cell table:style-name="ce6" table:content-validation-name="val1" office:value-type="date" office:date-value="2016-02-28" calcext:value-type="date">
            <text:p>28/02/2016</text:p>
          </table:table-cell>
          <table:table-cell table:style-name="ce6" table:content-validation-name="val1" office:value-type="date" office:date-value="2006-02-28" calcext:value-type="date">
            <text:p>28/02/2006</text:p>
          </table:table-cell>
          <table:table-cell table:style-name="ce6" table:content-validation-name="val1" office:value-type="date" office:date-value="2016-02-28" calcext:value-type="date">
            <text:p>28/02/20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IAS1_E.cer</text:p>
          </table:table-cell>
          <table:table-cell table:style-name="ce6" table:content-validation-name="val1" office:value-type="date" office:date-value="2006-02-28" calcext:value-type="date">
            <text:p>28/02/2006</text:p>
          </table:table-cell>
          <table:table-cell table:style-name="ce6" table:content-validation-name="val1" office:value-type="date" office:date-value="2016-02-28" calcext:value-type="date">
            <text:p>28/02/2016</text:p>
          </table:table-cell>
          <table:table-cell table:style-name="ce6" table:content-validation-name="val1" office:value-type="date" office:date-value="2006-02-28" calcext:value-type="date">
            <text:p>28/02/2006</text:p>
          </table:table-cell>
          <table:table-cell table:style-name="ce6" table:content-validation-name="val1" office:value-type="date" office:date-value="2016-02-28" calcext:value-type="date">
            <text:p>28/02/20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MINEFI_B.cer</text:p>
          </table:table-cell>
          <table:table-cell table:style-name="ce6" table:content-validation-name="val1" office:value-type="date" office:date-value="2006-06-09" calcext:value-type="date">
            <text:p>09/06/2006</text:p>
          </table:table-cell>
          <table:table-cell table:style-name="ce6" table:content-validation-name="val1" office:value-type="date" office:date-value="2014-06-09" calcext:value-type="date">
            <text:p>09/06/2014</text:p>
          </table:table-cell>
          <table:table-cell table:style-name="ce6" table:content-validation-name="val1" office:value-type="date" office:date-value="2006-06-09" calcext:value-type="date">
            <text:p>09/06/2006</text:p>
          </table:table-cell>
          <table:table-cell table:style-name="ce6" table:content-validation-name="val1" office:value-type="date" office:date-value="2014-06-09" calcext:value-type="date">
            <text:p>09/06/20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PRIME.cer</text:p>
          </table:table-cell>
          <table:table-cell table:style-name="ce6" table:content-validation-name="val1" office:value-type="date" office:date-value="2013-10-21" calcext:value-type="date">
            <text:p>21/10/2013</text:p>
          </table:table-cell>
          <table:table-cell table:style-name="ce6" table:content-validation-name="val1" office:value-type="date" office:date-value="2023-10-21" calcext:value-type="date">
            <text:p>21/10/2023</text:p>
          </table:table-cell>
          <table:table-cell table:style-name="ce6" table:content-validation-name="val1" office:value-type="date" office:date-value="2013-10-21" calcext:value-type="date">
            <text:p>21/10/2013</text:p>
          </table:table-cell>
          <table:table-cell table:style-name="ce6" table:content-validation-name="val1" office:value-type="date" office:date-value="2023-10-21" calcext:value-type="date">
            <text:p>21/10/20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Racine_G3.cer</text:p>
          </table:table-cell>
          <table:table-cell table:style-name="ce6" table:content-validation-name="val1" office:value-type="date" office:date-value="2013-10-21" calcext:value-type="date">
            <text:p>21/10/2013</text:p>
          </table:table-cell>
          <table:table-cell table:style-name="ce6" table:content-validation-name="val1" office:value-type="date" office:date-value="2033-10-21" calcext:value-type="date">
            <text:p>21/10/2033</text:p>
          </table:table-cell>
          <table:table-cell table:style-name="ce6" table:content-validation-name="val1" office:value-type="date" office:date-value="2013-10-21" calcext:value-type="date">
            <text:p>21/10/2013</text:p>
          </table:table-cell>
          <table:table-cell table:style-name="ce6" table:content-validation-name="val1" office:value-type="date" office:date-value="2033-10-21" calcext:value-type="date">
            <text:p>21/10/203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Racine_groupe_CREDIT_AGRICOLE_v2.509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Racine_groupe_CREDIT_AGRICOLE_v2.cer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STANDARD.cer</text:p>
          </table:table-cell>
          <table:table-cell table:style-name="ce6" table:content-validation-name="val1" office:value-type="date" office:date-value="2013-10-21" calcext:value-type="date">
            <text:p>21/10/2013</text:p>
          </table:table-cell>
          <table:table-cell table:style-name="ce6" table:content-validation-name="val1" office:value-type="date" office:date-value="2023-10-21" calcext:value-type="date">
            <text:p>21/10/2023</text:p>
          </table:table-cell>
          <table:table-cell table:style-name="ce6" table:content-validation-name="val1" office:value-type="date" office:date-value="2013-10-21" calcext:value-type="date">
            <text:p>21/10/2013</text:p>
          </table:table-cell>
          <table:table-cell table:style-name="ce6" table:content-validation-name="val1" office:value-type="date" office:date-value="2023-10-21" calcext:value-type="date">
            <text:p>21/10/20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racine_Helios_DGFiP.cer</text:p>
          </table:table-cell>
          <table:table-cell table:style-name="ce6" table:content-validation-name="val1" office:value-type="date" office:date-value="2011-09-13" calcext:value-type="date">
            <text:p>13/09/2011</text:p>
          </table:table-cell>
          <table:table-cell table:style-name="ce6" table:content-validation-name="val1" office:value-type="date" office:date-value="2020-12-31" calcext:value-type="date">
            <text:p>31/12/2020</text:p>
          </table:table-cell>
          <table:table-cell table:style-name="ce6" table:content-validation-name="val1" office:value-type="date" office:date-value="2011-09-13" calcext:value-type="date">
            <text:p>13/09/2011</text:p>
          </table:table-cell>
          <table:table-cell table:style-name="ce6" table:content-validation-name="val1" office:value-type="date" office:date-value="2020-12-31" calcext:value-type="date">
            <text:p>31/12/20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signature_Helios_DGFiP.cer</text:p>
          </table:table-cell>
          <table:table-cell table:style-name="ce6" table:content-validation-name="val1" office:value-type="date" office:date-value="2011-09-27" calcext:value-type="date">
            <text:p>27/09/2011</text:p>
          </table:table-cell>
          <table:table-cell table:style-name="ce6" table:content-validation-name="val1" office:value-type="date" office:date-value="2019-12-31" calcext:value-type="date">
            <text:p>31/12/2019</text:p>
          </table:table-cell>
          <table:table-cell table:style-name="ce6" table:content-validation-name="val1" office:value-type="date" office:date-value="2011-09-27" calcext:value-type="date">
            <text:p>27/09/2011</text:p>
          </table:table-cell>
          <table:table-cell table:style-name="ce6" table:content-validation-name="val1" office:value-type="date" office:date-value="2019-12-31" calcext:value-type="date">
            <text:p>31/12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certigna.crt</text:p>
          </table:table-cell>
          <table:table-cell table:style-name="ce6" table:content-validation-name="val1" office:value-type="date" office:date-value="2007-06-29" calcext:value-type="date">
            <text:p>29/06/2007</text:p>
          </table:table-cell>
          <table:table-cell table:style-name="ce6" table:content-validation-name="val1" office:value-type="date" office:date-value="2027-06-29" calcext:value-type="date">
            <text:p>29/06/2027</text:p>
          </table:table-cell>
          <table:table-cell table:style-name="ce6" table:content-validation-name="val1" office:value-type="date" office:date-value="2007-06-29" calcext:value-type="date">
            <text:p>29/06/2007</text:p>
          </table:table-cell>
          <table:table-cell table:style-name="ce6" table:content-validation-name="val1" office:value-type="date" office:date-value="2027-06-29" calcext:value-type="date">
            <text:p>29/06/202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certignaidpris2.crt</text:p>
          </table:table-cell>
          <table:table-cell table:style-name="ce6" table:content-validation-name="val1" office:value-type="date" office:date-value="2009-11-02" calcext:value-type="date">
            <text:p>02/11/2009</text:p>
          </table:table-cell>
          <table:table-cell table:style-name="ce6" table:content-validation-name="val1" office:value-type="date" office:date-value="2019-10-31" calcext:value-type="date">
            <text:p>31/10/2019</text:p>
          </table:table-cell>
          <table:table-cell table:style-name="ce6" table:content-validation-name="val1" office:value-type="date" office:date-value="2009-11-02" calcext:value-type="date">
            <text:p>02/11/2009</text:p>
          </table:table-cell>
          <table:table-cell table:style-name="ce6" table:content-validation-name="val1" office:value-type="date" office:date-value="2019-10-31" calcext:value-type="date">
            <text:p>31/10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certignaidpris2pro.crt</text:p>
          </table:table-cell>
          <table:table-cell table:style-name="ce6" table:content-validation-name="val1" office:value-type="date" office:date-value="2009-11-02" calcext:value-type="date">
            <text:p>02/11/2009</text:p>
          </table:table-cell>
          <table:table-cell table:style-name="ce6" table:content-validation-name="val1" office:value-type="date" office:date-value="2019-10-31" calcext:value-type="date">
            <text:p>31/10/2019</text:p>
          </table:table-cell>
          <table:table-cell table:style-name="ce6" table:content-validation-name="val1" office:value-type="date" office:date-value="2009-11-02" calcext:value-type="date">
            <text:p>02/11/2009</text:p>
          </table:table-cell>
          <table:table-cell table:style-name="ce6" table:content-validation-name="val1" office:value-type="date" office:date-value="2019-10-31" calcext:value-type="date">
            <text:p>31/10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certignaidpris3.crt</text:p>
          </table:table-cell>
          <table:table-cell table:style-name="ce6" table:content-validation-name="val1" office:value-type="date" office:date-value="2008-11-19" calcext:value-type="date">
            <text:p>19/11/2008</text:p>
          </table:table-cell>
          <table:table-cell table:style-name="ce6" table:content-validation-name="val1" office:value-type="date" office:date-value="2018-11-17" calcext:value-type="date">
            <text:p>17/11/2018</text:p>
          </table:table-cell>
          <table:table-cell table:style-name="ce6" table:content-validation-name="val1" office:value-type="date" office:date-value="2008-11-19" calcext:value-type="date">
            <text:p>19/11/2008</text:p>
          </table:table-cell>
          <table:table-cell table:style-name="ce6" table:content-validation-name="val1" office:value-type="date" office:date-value="2018-11-17" calcext:value-type="date">
            <text:p>17/11/20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certignaidpris3pro.crt</text:p>
          </table:table-cell>
          <table:table-cell table:style-name="ce6" table:content-validation-name="val1" office:value-type="date" office:date-value="2008-11-19" calcext:value-type="date">
            <text:p>19/11/2008</text:p>
          </table:table-cell>
          <table:table-cell table:style-name="ce6" table:content-validation-name="val1" office:value-type="date" office:date-value="2018-11-17" calcext:value-type="date">
            <text:p>17/11/2018</text:p>
          </table:table-cell>
          <table:table-cell table:style-name="ce6" table:content-validation-name="val1" office:value-type="date" office:date-value="2008-11-19" calcext:value-type="date">
            <text:p>19/11/2008</text:p>
          </table:table-cell>
          <table:table-cell table:style-name="ce6" table:content-validation-name="val1" office:value-type="date" office:date-value="2018-11-17" calcext:value-type="date">
            <text:p>17/11/20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certignaidprispro.crt</text:p>
          </table:table-cell>
          <table:table-cell table:style-name="ce6" table:content-validation-name="val1" office:value-type="date" office:date-value="2008-11-19" calcext:value-type="date">
            <text:p>19/11/2008</text:p>
          </table:table-cell>
          <table:table-cell table:style-name="ce6" table:content-validation-name="val1" office:value-type="date" office:date-value="2018-11-17" calcext:value-type="date">
            <text:p>17/11/2018</text:p>
          </table:table-cell>
          <table:table-cell table:style-name="ce6" table:content-validation-name="val1" office:value-type="date" office:date-value="2008-11-19" calcext:value-type="date">
            <text:p>19/11/2008</text:p>
          </table:table-cell>
          <table:table-cell table:style-name="ce6" table:content-validation-name="val1" office:value-type="date" office:date-value="2018-11-17" calcext:value-type="date">
            <text:p>17/11/20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UTH-TOKEN-CLICK_AND_TRUST.cer</text:p>
          </table:table-cell>
          <table:table-cell table:style-name="ce6" table:content-validation-name="val1" office:value-type="date" office:date-value="2012-09-06" calcext:value-type="date">
            <text:p>06/09/2012</text:p>
          </table:table-cell>
          <table:table-cell table:style-name="ce6" table:content-validation-name="val1" office:value-type="date" office:date-value="2022-09-06" calcext:value-type="date">
            <text:p>06/09/2022</text:p>
          </table:table-cell>
          <table:table-cell table:style-name="ce6" table:content-validation-name="val1" office:value-type="date" office:date-value="2012-09-06" calcext:value-type="date">
            <text:p>06/09/2012</text:p>
          </table:table-cell>
          <table:table-cell table:style-name="ce6" table:content-validation-name="val1" office:value-type="date" office:date-value="2022-09-06" calcext:value-type="date">
            <text:p>06/09/20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dobe_root_CA.cer</text:p>
          </table:table-cell>
          <table:table-cell table:style-name="ce6" table:content-validation-name="val1" office:value-type="date" office:date-value="2003-01-09" calcext:value-type="date">
            <text:p>09/01/2003</text:p>
          </table:table-cell>
          <table:table-cell table:style-name="ce6" table:content-validation-name="val1" office:value-type="date" office:date-value="2023-01-09" calcext:value-type="date">
            <text:p>09/01/2023</text:p>
          </table:table-cell>
          <table:table-cell table:style-name="ce6" table:content-validation-name="val1" office:value-type="date" office:date-value="2003-01-09" calcext:value-type="date">
            <text:p>09/01/2003</text:p>
          </table:table-cell>
          <table:table-cell table:style-name="ce6" table:content-validation-name="val1" office:value-type="date" office:date-value="2023-01-09" calcext:value-type="date">
            <text:p>09/01/20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tos_Racine_Mediacert.cer</text:p>
          </table:table-cell>
          <table:table-cell table:style-name="ce6" table:content-validation-name="val1" office:value-type="date" office:date-value="2002-07-16" calcext:value-type="date">
            <text:p>16/07/2002</text:p>
          </table:table-cell>
          <table:table-cell table:style-name="ce6" table:content-validation-name="val1" office:value-type="date" office:date-value="2029-12-01" calcext:value-type="date">
            <text:p>01/12/2029</text:p>
          </table:table-cell>
          <table:table-cell table:style-name="ce6" table:content-validation-name="val1" office:value-type="date" office:date-value="2002-07-16" calcext:value-type="date">
            <text:p>16/07/2002</text:p>
          </table:table-cell>
          <table:table-cell table:style-name="ce6" table:content-validation-name="val1" office:value-type="date" office:date-value="2029-12-01" calcext:value-type="date">
            <text:p>01/12/202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ANQUE_POPULAIRE-AUTORITE_DE_CERTIFICATION.cer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ANQUE_POPULAIRE-CLICK_AND_TRUST-PAIEMENTS_SECURISES.cer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ANQUE_POPULAIRE_AUTORITE_DE_CERTIFICATION.crt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ANQUE_POPULAIRE_CLICK_AND_TRUST_PAIEMENTS_SECURISES.crt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ANQUE_POPULAIRE_CLICK_AND_TRUST_TVA.crt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NPPARIBAS-ROOTAC.cer</text:p>
          </table:table-cell>
          <table:table-cell table:style-name="ce6" table:content-validation-name="val1" office:value-type="date" office:date-value="2001-02-08" calcext:value-type="date">
            <text:p>08/02/2001</text:p>
          </table:table-cell>
          <table:table-cell table:style-name="ce6" table:content-validation-name="val1" office:value-type="date" office:date-value="2021-02-08" calcext:value-type="date">
            <text:p>08/02/2021</text:p>
          </table:table-cell>
          <table:table-cell table:style-name="ce6" table:content-validation-name="val1" office:value-type="date" office:date-value="2001-02-08" calcext:value-type="date">
            <text:p>08/02/2001</text:p>
          </table:table-cell>
          <table:table-cell table:style-name="ce6" table:content-validation-name="val1" office:value-type="date" office:date-value="2021-02-08" calcext:value-type="date">
            <text:p>08/02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NP_PARIBAS_AUTHORITY_ENTERPRISE.cer</text:p>
          </table:table-cell>
          <table:table-cell table:style-name="ce6" table:content-validation-name="val1" office:value-type="date" office:date-value="2001-02-08" calcext:value-type="date">
            <text:p>08/02/2001</text:p>
          </table:table-cell>
          <table:table-cell table:style-name="ce6" table:content-validation-name="val1" office:value-type="date" office:date-value="2021-02-08" calcext:value-type="date">
            <text:p>08/02/2021</text:p>
          </table:table-cell>
          <table:table-cell table:style-name="ce6" table:content-validation-name="val1" office:value-type="date" office:date-value="2001-02-08" calcext:value-type="date">
            <text:p>08/02/2001</text:p>
          </table:table-cell>
          <table:table-cell table:style-name="ce6" table:content-validation-name="val1" office:value-type="date" office:date-value="2021-02-08" calcext:value-type="date">
            <text:p>08/02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_Certificat.crt</text:p>
          </table:table-cell>
          <table:table-cell table:style-name="ce6" table:content-validation-name="val1" office:value-type="date" office:date-value="2001-04-02" calcext:value-type="date">
            <text:p>02/04/2001</text:p>
          </table:table-cell>
          <table:table-cell table:style-name="ce6" table:content-validation-name="val1" office:value-type="date" office:date-value="2021-04-02" calcext:value-type="date">
            <text:p>02/04/2021</text:p>
          </table:table-cell>
          <table:table-cell table:style-name="ce6" table:content-validation-name="val1" office:value-type="date" office:date-value="2001-04-02" calcext:value-type="date">
            <text:p>02/04/2001</text:p>
          </table:table-cell>
          <table:table-cell table:style-name="ce6" table:content-validation-name="val1" office:value-type="date" office:date-value="2021-04-02" calcext:value-type="date">
            <text:p>02/04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_LCL_Certificat_RGS_Usage_Mixte.crt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_LCL_Certificat_RGS_Usage_Separe.509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_LCL_Certificat_RGS_Usage_Separe.cer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style-name="ce6" table:content-validation-name="val1" office:value-type="date" office:date-value="2009-10-20" calcext:value-type="date">
            <text:p>20/10/2009</text:p>
          </table:table-cell>
          <table:table-cell table:style-name="ce6" table:content-validation-name="val1" office:value-type="date" office:date-value="2019-10-20" calcext:value-type="date">
            <text:p>20/10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_root_Credit_Agricole.cer</text:p>
          </table:table-cell>
          <table:table-cell table:style-name="ce6" table:content-validation-name="val1" office:value-type="date" office:date-value="2001-04-02" calcext:value-type="date">
            <text:p>02/04/2001</text:p>
          </table:table-cell>
          <table:table-cell table:style-name="ce6" table:content-validation-name="val1" office:value-type="date" office:date-value="2021-04-02" calcext:value-type="date">
            <text:p>02/04/2021</text:p>
          </table:table-cell>
          <table:table-cell table:style-name="ce6" table:content-validation-name="val1" office:value-type="date" office:date-value="2001-04-02" calcext:value-type="date">
            <text:p>02/04/2001</text:p>
          </table:table-cell>
          <table:table-cell table:style-name="ce6" table:content-validation-name="val1" office:value-type="date" office:date-value="2021-04-02" calcext:value-type="date">
            <text:p>02/04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CF_Elys_CERTIFICATION.cer</text:p>
          </table:table-cell>
          <table:table-cell table:style-name="ce6" table:content-validation-name="val1" office:value-type="date" office:date-value="2001-05-11" calcext:value-type="date">
            <text:p>11/05/2001</text:p>
          </table:table-cell>
          <table:table-cell table:style-name="ce6" table:content-validation-name="val1" office:value-type="date" office:date-value="2021-05-11" calcext:value-type="date">
            <text:p>11/05/2021</text:p>
          </table:table-cell>
          <table:table-cell table:style-name="ce6" table:content-validation-name="val1" office:value-type="date" office:date-value="2001-05-11" calcext:value-type="date">
            <text:p>11/05/2001</text:p>
          </table:table-cell>
          <table:table-cell table:style-name="ce6" table:content-validation-name="val1" office:value-type="date" office:date-value="2021-05-11" calcext:value-type="date">
            <text:p>11/05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IFICATION_AUTHORITY-CLICK_AND_TRUST.cer</text:p>
          </table:table-cell>
          <table:table-cell table:style-name="ce6" table:content-validation-name="val1" office:value-type="date" office:date-value="2012-09-06" calcext:value-type="date">
            <text:p>06/09/2012</text:p>
          </table:table-cell>
          <table:table-cell table:style-name="ce6" table:content-validation-name="val1" office:value-type="date" office:date-value="2032-09-06" calcext:value-type="date">
            <text:p>06/09/2032</text:p>
          </table:table-cell>
          <table:table-cell table:style-name="ce6" table:content-validation-name="val1" office:value-type="date" office:date-value="2012-09-06" calcext:value-type="date">
            <text:p>06/09/2012</text:p>
          </table:table-cell>
          <table:table-cell table:style-name="ce6" table:content-validation-name="val1" office:value-type="date" office:date-value="2032-09-06" calcext:value-type="date">
            <text:p>06/09/20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SF-Classe-III-Sign-Et-Crypt-2016.cer</text:p>
          </table:table-cell>
          <table:table-cell table:style-name="ce6" table:content-validation-name="val1" office:value-type="date" office:date-value="2001-09-27" calcext:value-type="date">
            <text:p>27/09/2001</text:p>
          </table:table-cell>
          <table:table-cell table:style-name="ce6" table:content-validation-name="val1" office:value-type="date" office:date-value="2016-09-27" calcext:value-type="date">
            <text:p>27/09/2016</text:p>
          </table:table-cell>
          <table:table-cell table:style-name="ce6" table:content-validation-name="val1" office:value-type="date" office:date-value="2001-09-27" calcext:value-type="date">
            <text:p>27/09/2001</text:p>
          </table:table-cell>
          <table:table-cell table:style-name="ce6" table:content-validation-name="val1" office:value-type="date" office:date-value="2016-09-27" calcext:value-type="date">
            <text:p>27/09/201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SOV.cer</text:p>
          </table:table-cell>
          <table:table-cell table:style-name="ce6" table:content-validation-name="val1" office:value-type="date" office:date-value="2006-06-16" calcext:value-type="date">
            <text:p>16/06/2006</text:p>
          </table:table-cell>
          <table:table-cell table:style-name="ce6" table:content-validation-name="val1" office:value-type="date" office:date-value="2013-06-16" calcext:value-type="date">
            <text:p>16/06/2013</text:p>
          </table:table-cell>
          <table:table-cell table:style-name="ce6" table:content-validation-name="val1" office:value-type="date" office:date-value="2006-06-16" calcext:value-type="date">
            <text:p>16/06/2006</text:p>
          </table:table-cell>
          <table:table-cell table:style-name="ce6" table:content-validation-name="val1" office:value-type="date" office:date-value="2013-06-16" calcext:value-type="date">
            <text:p>16/06/20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SOVRacine.cer</text:p>
          </table:table-cell>
          <table:table-cell table:style-name="ce6" table:content-validation-name="val1" office:value-type="date" office:date-value="2006-06-16" calcext:value-type="date">
            <text:p>16/06/2006</text:p>
          </table:table-cell>
          <table:table-cell table:style-name="ce6" table:content-validation-name="val1" office:value-type="date" office:date-value="2024-06-16" calcext:value-type="date">
            <text:p>16/06/2024</text:p>
          </table:table-cell>
          <table:table-cell table:style-name="ce6" table:content-validation-name="val1" office:value-type="date" office:date-value="2006-06-16" calcext:value-type="date">
            <text:p>16/06/2006</text:p>
          </table:table-cell>
          <table:table-cell table:style-name="ce6" table:content-validation-name="val1" office:value-type="date" office:date-value="2024-06-16" calcext:value-type="date">
            <text:p>16/06/202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europe_Root_CA.cer</text:p>
          </table:table-cell>
          <table:table-cell table:style-name="ce6" table:content-validation-name="val1" office:value-type="date" office:date-value="2002-05-23" calcext:value-type="date">
            <text:p>23/05/2002</text:p>
          </table:table-cell>
          <table:table-cell table:style-name="ce6" table:content-validation-name="val1" office:value-type="date" office:date-value="2014-05-23" calcext:value-type="date">
            <text:p>23/05/2014</text:p>
          </table:table-cell>
          <table:table-cell table:style-name="ce6" table:content-validation-name="val1" office:value-type="date" office:date-value="2002-05-23" calcext:value-type="date">
            <text:p>23/05/2002</text:p>
          </table:table-cell>
          <table:table-cell table:style-name="ce6" table:content-validation-name="val1" office:value-type="date" office:date-value="2014-05-23" calcext:value-type="date">
            <text:p>23/05/20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iNomis_Classe3_sub.cer</text:p>
          </table:table-cell>
          <table:table-cell table:style-name="ce6" table:content-validation-name="val1" office:value-type="date" office:date-value="2003-10-01" calcext:value-type="date">
            <text:p>01/10/2003</text:p>
          </table:table-cell>
          <table:table-cell table:style-name="ce6" table:content-validation-name="val1" office:value-type="date" office:date-value="2010-12-31" calcext:value-type="date">
            <text:p>31/12/2010</text:p>
          </table:table-cell>
          <table:table-cell table:style-name="ce6" table:content-validation-name="val1" office:value-type="date" office:date-value="2003-10-01" calcext:value-type="date">
            <text:p>01/10/2003</text:p>
          </table:table-cell>
          <table:table-cell table:style-name="ce6" table:content-validation-name="val1" office:value-type="date" office:date-value="2010-12-31" calcext:value-type="date">
            <text:p>31/12/201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iNomis_root.cer</text:p>
          </table:table-cell>
          <table:table-cell table:style-name="ce6" table:content-validation-name="val1" office:value-type="date" office:date-value="2000-11-09" calcext:value-type="date">
            <text:p>09/11/2000</text:p>
          </table:table-cell>
          <table:table-cell table:style-name="ce6" table:content-validation-name="val1" office:value-type="date" office:date-value="2012-11-09" calcext:value-type="date">
            <text:p>09/11/2012</text:p>
          </table:table-cell>
          <table:table-cell table:style-name="ce6" table:content-validation-name="val1" office:value-type="date" office:date-value="2000-11-09" calcext:value-type="date">
            <text:p>09/11/2000</text:p>
          </table:table-cell>
          <table:table-cell table:style-name="ce6" table:content-validation-name="val1" office:value-type="date" office:date-value="2012-11-09" calcext:value-type="date">
            <text:p>09/11/201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ification_ChamberSign_France_root.cer</text:p>
          </table:table-cell>
          <table:table-cell table:style-name="ce6" table:content-validation-name="val1" office:value-type="date" office:date-value="2000-06-06" calcext:value-type="date">
            <text:p>06/06/2000</text:p>
          </table:table-cell>
          <table:table-cell table:style-name="ce6" table:content-validation-name="val1" office:value-type="date" office:date-value="2020-06-06" calcext:value-type="date">
            <text:p>06/06/2020</text:p>
          </table:table-cell>
          <table:table-cell table:style-name="ce6" table:content-validation-name="val1" office:value-type="date" office:date-value="2000-06-06" calcext:value-type="date">
            <text:p>06/06/2000</text:p>
          </table:table-cell>
          <table:table-cell table:style-name="ce6" table:content-validation-name="val1" office:value-type="date" office:date-value="2020-06-06" calcext:value-type="date">
            <text:p>06/06/20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hamberSignFrance.cer</text:p>
          </table:table-cell>
          <table:table-cell table:style-name="ce6" table:content-validation-name="val1" office:value-type="date" office:date-value="2012-10-16" calcext:value-type="date">
            <text:p>16/10/2012</text:p>
          </table:table-cell>
          <table:table-cell table:style-name="ce6" table:content-validation-name="val1" office:value-type="date" office:date-value="2032-10-16" calcext:value-type="date">
            <text:p>16/10/2032</text:p>
          </table:table-cell>
          <table:table-cell table:style-name="ce6" table:content-validation-name="val1" office:value-type="date" office:date-value="2012-10-16" calcext:value-type="date">
            <text:p>16/10/2012</text:p>
          </table:table-cell>
          <table:table-cell table:style-name="ce6" table:content-validation-name="val1" office:value-type="date" office:date-value="2032-10-16" calcext:value-type="date">
            <text:p>16/10/20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hamberSignFranceAC1Etoile.cer</text:p>
          </table:table-cell>
          <table:table-cell table:style-name="ce6" table:content-validation-name="val1" office:value-type="date" office:date-value="2012-10-16" calcext:value-type="date">
            <text:p>16/10/2012</text:p>
          </table:table-cell>
          <table:table-cell table:style-name="ce6" table:content-validation-name="val1" office:value-type="date" office:date-value="2022-10-16" calcext:value-type="date">
            <text:p>16/10/2022</text:p>
          </table:table-cell>
          <table:table-cell table:style-name="ce6" table:content-validation-name="val1" office:value-type="date" office:date-value="2012-10-16" calcext:value-type="date">
            <text:p>16/10/2012</text:p>
          </table:table-cell>
          <table:table-cell table:style-name="ce6" table:content-validation-name="val1" office:value-type="date" office:date-value="2022-10-16" calcext:value-type="date">
            <text:p>16/10/20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hamberSignFranceAC2Etoiles.cer</text:p>
          </table:table-cell>
          <table:table-cell table:style-name="ce6" table:content-validation-name="val1" office:value-type="date" office:date-value="2012-10-16" calcext:value-type="date">
            <text:p>16/10/2012</text:p>
          </table:table-cell>
          <table:table-cell table:style-name="ce6" table:content-validation-name="val1" office:value-type="date" office:date-value="2022-10-16" calcext:value-type="date">
            <text:p>16/10/2022</text:p>
          </table:table-cell>
          <table:table-cell table:style-name="ce6" table:content-validation-name="val1" office:value-type="date" office:date-value="2012-10-16" calcext:value-type="date">
            <text:p>16/10/2012</text:p>
          </table:table-cell>
          <table:table-cell table:style-name="ce6" table:content-validation-name="val1" office:value-type="date" office:date-value="2022-10-16" calcext:value-type="date">
            <text:p>16/10/20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hamberSignFranceAC3Etoiles.cer</text:p>
          </table:table-cell>
          <table:table-cell table:style-name="ce6" table:content-validation-name="val1" office:value-type="date" office:date-value="2012-10-16" calcext:value-type="date">
            <text:p>16/10/2012</text:p>
          </table:table-cell>
          <table:table-cell table:style-name="ce6" table:content-validation-name="val1" office:value-type="date" office:date-value="2022-10-16" calcext:value-type="date">
            <text:p>16/10/2022</text:p>
          </table:table-cell>
          <table:table-cell table:style-name="ce6" table:content-validation-name="val1" office:value-type="date" office:date-value="2012-10-16" calcext:value-type="date">
            <text:p>16/10/2012</text:p>
          </table:table-cell>
          <table:table-cell table:style-name="ce6" table:content-validation-name="val1" office:value-type="date" office:date-value="2022-10-16" calcext:value-type="date">
            <text:p>16/10/20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hamberSign_France_Initio_sub.cer</text:p>
          </table:table-cell>
          <table:table-cell table:style-name="ce6" table:content-validation-name="val1" office:value-type="date" office:date-value="2000-06-07" calcext:value-type="date">
            <text:p>07/06/2000</text:p>
          </table:table-cell>
          <table:table-cell table:style-name="ce6" table:content-validation-name="val1" office:value-type="date" office:date-value="2015-06-07" calcext:value-type="date">
            <text:p>07/06/2015</text:p>
          </table:table-cell>
          <table:table-cell table:style-name="ce6" table:content-validation-name="val1" office:value-type="date" office:date-value="2000-06-07" calcext:value-type="date">
            <text:p>07/06/2000</text:p>
          </table:table-cell>
          <table:table-cell table:style-name="ce6" table:content-validation-name="val1" office:value-type="date" office:date-value="2015-06-07" calcext:value-type="date">
            <text:p>07/06/201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NECTIS_CDS_CA.cer</text:p>
          </table:table-cell>
          <table:table-cell table:style-name="ce6" table:content-validation-name="val1" office:value-type="date" office:date-value="2007-10-11" calcext:value-type="date">
            <text:p>11/10/2007</text:p>
          </table:table-cell>
          <table:table-cell table:style-name="ce6" table:content-validation-name="val1" office:value-type="date" office:date-value="2018-10-11" calcext:value-type="date">
            <text:p>11/10/2018</text:p>
          </table:table-cell>
          <table:table-cell table:style-name="ce6" table:content-validation-name="val1" office:value-type="date" office:date-value="2007-10-11" calcext:value-type="date">
            <text:p>11/10/2007</text:p>
          </table:table-cell>
          <table:table-cell table:style-name="ce6" table:content-validation-name="val1" office:value-type="date" office:date-value="2018-10-11" calcext:value-type="date">
            <text:p>11/10/20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NECTIS_ICS_ADVANCED_Class_3_CA.cer</text:p>
          </table:table-cell>
          <table:table-cell table:style-name="ce6" table:content-validation-name="val1" office:value-type="date" office:date-value="2009-06-09" calcext:value-type="date">
            <text:p>09/06/2009</text:p>
          </table:table-cell>
          <table:table-cell table:style-name="ce6" table:content-validation-name="val1" office:value-type="date" office:date-value="2019-05-26" calcext:value-type="date">
            <text:p>26/05/2019</text:p>
          </table:table-cell>
          <table:table-cell table:style-name="ce6" table:content-validation-name="val1" office:value-type="date" office:date-value="2009-06-09" calcext:value-type="date">
            <text:p>09/06/2009</text:p>
          </table:table-cell>
          <table:table-cell table:style-name="ce6" table:content-validation-name="val1" office:value-type="date" office:date-value="2019-05-26" calcext:value-type="date">
            <text:p>26/05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NECTIS_ICS_CA.cer</text:p>
          </table:table-cell>
          <table:table-cell table:style-name="ce6" table:content-validation-name="val1" office:value-type="date" office:date-value="2009-05-26" calcext:value-type="date">
            <text:p>26/05/2009</text:p>
          </table:table-cell>
          <table:table-cell table:style-name="ce6" table:content-validation-name="val1" office:value-type="date" office:date-value="2020-05-26" calcext:value-type="date">
            <text:p>26/05/2020</text:p>
          </table:table-cell>
          <table:table-cell table:style-name="ce6" table:content-validation-name="val1" office:value-type="date" office:date-value="2009-05-26" calcext:value-type="date">
            <text:p>26/05/2009</text:p>
          </table:table-cell>
          <table:table-cell table:style-name="ce6" table:content-validation-name="val1" office:value-type="date" office:date-value="2020-05-26" calcext:value-type="date">
            <text:p>26/05/20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NECTIS_QUALIFIED_CDS.cer</text:p>
          </table:table-cell>
          <table:table-cell table:style-name="ce6" table:content-validation-name="val1" office:value-type="date" office:date-value="2009-05-26" calcext:value-type="date">
            <text:p>26/05/2009</text:p>
          </table:table-cell>
          <table:table-cell table:style-name="ce6" table:content-validation-name="val1" office:value-type="date" office:date-value="2018-05-26" calcext:value-type="date">
            <text:p>26/05/2018</text:p>
          </table:table-cell>
          <table:table-cell table:style-name="ce6" table:content-validation-name="val1" office:value-type="date" office:date-value="2009-05-26" calcext:value-type="date">
            <text:p>26/05/2009</text:p>
          </table:table-cell>
          <table:table-cell table:style-name="ce6" table:content-validation-name="val1" office:value-type="date" office:date-value="2018-05-26" calcext:value-type="date">
            <text:p>26/05/201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NECTIS_ROOT_CA.cer</text:p>
          </table:table-cell>
          <table:table-cell table:style-name="ce6" table:content-validation-name="val1" office:value-type="date" office:date-value="2008-05-26" calcext:value-type="date">
            <text:p>26/05/2008</text:p>
          </table:table-cell>
          <table:table-cell table:style-name="ce6" table:content-validation-name="val1" office:value-type="date" office:date-value="2020-05-26" calcext:value-type="date">
            <text:p>26/05/2020</text:p>
          </table:table-cell>
          <table:table-cell table:style-name="ce6" table:content-validation-name="val1" office:value-type="date" office:date-value="2008-05-26" calcext:value-type="date">
            <text:p>26/05/2008</text:p>
          </table:table-cell>
          <table:table-cell table:style-name="ce6" table:content-validation-name="val1" office:value-type="date" office:date-value="2020-05-26" calcext:value-type="date">
            <text:p>26/05/20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LCL_AuthentysEntreprise.crt</text:p>
          </table:table-cell>
          <table:table-cell table:style-name="ce6" table:content-validation-name="val1" office:value-type="date" office:date-value="2001-01-18" calcext:value-type="date">
            <text:p>18/01/2001</text:p>
          </table:table-cell>
          <table:table-cell table:style-name="ce6" table:content-validation-name="val1" office:value-type="date" office:date-value="2021-01-18" calcext:value-type="date">
            <text:p>18/01/2021</text:p>
          </table:table-cell>
          <table:table-cell table:style-name="ce6" table:content-validation-name="val1" office:value-type="date" office:date-value="2001-01-18" calcext:value-type="date">
            <text:p>18/01/2001</text:p>
          </table:table-cell>
          <table:table-cell table:style-name="ce6" table:content-validation-name="val1" office:value-type="date" office:date-value="2021-01-18" calcext:value-type="date">
            <text:p>18/01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G_TRUST_SERVICES_AUTHENTIFICATION_ET_CHIFFREMENT_DE_CLEF_sub.cer</text:p>
          </table:table-cell>
          <table:table-cell table:style-name="ce6" table:content-validation-name="val1" office:value-type="date" office:date-value="2003-07-23" calcext:value-type="date">
            <text:p>23/07/2003</text:p>
          </table:table-cell>
          <table:table-cell table:style-name="ce6" table:content-validation-name="val1" office:value-type="date" office:date-value="2013-07-23" calcext:value-type="date">
            <text:p>23/07/2013</text:p>
          </table:table-cell>
          <table:table-cell table:style-name="ce6" table:content-validation-name="val1" office:value-type="date" office:date-value="2003-07-23" calcext:value-type="date">
            <text:p>23/07/2003</text:p>
          </table:table-cell>
          <table:table-cell table:style-name="ce6" table:content-validation-name="val1" office:value-type="date" office:date-value="2013-07-23" calcext:value-type="date">
            <text:p>23/07/20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G_TRUST_SERVICES_RACINE.cer</text:p>
          </table:table-cell>
          <table:table-cell table:style-name="ce6" table:content-validation-name="val1" office:value-type="date" office:date-value="2003-07-23" calcext:value-type="date">
            <text:p>23/07/2003</text:p>
          </table:table-cell>
          <table:table-cell table:style-name="ce6" table:content-validation-name="val1" office:value-type="date" office:date-value="2023-07-23" calcext:value-type="date">
            <text:p>23/07/2023</text:p>
          </table:table-cell>
          <table:table-cell table:style-name="ce6" table:content-validation-name="val1" office:value-type="date" office:date-value="2003-07-23" calcext:value-type="date">
            <text:p>23/07/2003</text:p>
          </table:table-cell>
          <table:table-cell table:style-name="ce6" table:content-validation-name="val1" office:value-type="date" office:date-value="2023-07-23" calcext:value-type="date">
            <text:p>23/07/202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G_TRUST_SERVICES_RACINE2.cer</text:p>
          </table:table-cell>
          <table:table-cell table:style-name="ce6" table:content-validation-name="val1" office:value-type="date" office:date-value="2010-09-06" calcext:value-type="date">
            <text:p>06/09/2010</text:p>
          </table:table-cell>
          <table:table-cell table:style-name="ce6" table:content-validation-name="val1" office:value-type="date" office:date-value="2030-09-05" calcext:value-type="date">
            <text:p>05/09/2030</text:p>
          </table:table-cell>
          <table:table-cell table:style-name="ce6" table:content-validation-name="val1" office:value-type="date" office:date-value="2010-09-06" calcext:value-type="date">
            <text:p>06/09/2010</text:p>
          </table:table-cell>
          <table:table-cell table:style-name="ce6" table:content-validation-name="val1" office:value-type="date" office:date-value="2030-09-05" calcext:value-type="date">
            <text:p>05/09/203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G_TRUST_SERVICES_RACINE_PRIS.cer</text:p>
          </table:table-cell>
          <table:table-cell table:style-name="ce6" table:content-validation-name="val1" office:value-type="date" office:date-value="2010-09-06" calcext:value-type="date">
            <text:p>06/09/2010</text:p>
          </table:table-cell>
          <table:table-cell table:style-name="ce6" table:content-validation-name="val1" office:value-type="date" office:date-value="2030-09-05" calcext:value-type="date">
            <text:p>05/09/2030</text:p>
          </table:table-cell>
          <table:table-cell table:style-name="ce6" table:content-validation-name="val1" office:value-type="date" office:date-value="2010-09-06" calcext:value-type="date">
            <text:p>06/09/2010</text:p>
          </table:table-cell>
          <table:table-cell table:style-name="ce6" table:content-validation-name="val1" office:value-type="date" office:date-value="2030-09-05" calcext:value-type="date">
            <text:p>05/09/203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G_TS_2_ETOILES.cer</text:p>
          </table:table-cell>
          <table:table-cell table:style-name="ce6" table:content-validation-name="val1" office:value-type="date" office:date-value="2010-09-07" calcext:value-type="date">
            <text:p>07/09/2010</text:p>
          </table:table-cell>
          <table:table-cell table:style-name="ce6" table:content-validation-name="val1" office:value-type="date" office:date-value="2020-09-06" calcext:value-type="date">
            <text:p>06/09/2020</text:p>
          </table:table-cell>
          <table:table-cell table:style-name="ce6" table:content-validation-name="val1" office:value-type="date" office:date-value="2010-09-07" calcext:value-type="date">
            <text:p>07/09/2010</text:p>
          </table:table-cell>
          <table:table-cell table:style-name="ce6" table:content-validation-name="val1" office:value-type="date" office:date-value="2020-09-06" calcext:value-type="date">
            <text:p>06/09/20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G_TS_PRIS.cer</text:p>
          </table:table-cell>
          <table:table-cell table:style-name="ce6" table:content-validation-name="val1" office:value-type="date" office:date-value="2011-05-24" calcext:value-type="date">
            <text:p>24/05/2011</text:p>
          </table:table-cell>
          <table:table-cell table:style-name="ce6" table:content-validation-name="val1" office:value-type="date" office:date-value="2021-05-23" calcext:value-type="date">
            <text:p>23/05/2021</text:p>
          </table:table-cell>
          <table:table-cell table:style-name="ce6" table:content-validation-name="val1" office:value-type="date" office:date-value="2011-05-24" calcext:value-type="date">
            <text:p>24/05/2011</text:p>
          </table:table-cell>
          <table:table-cell table:style-name="ce6" table:content-validation-name="val1" office:value-type="date" office:date-value="2021-05-23" calcext:value-type="date">
            <text:p>23/05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IGN-TOKEN-CLICK_AND_TRUST.cer</text:p>
          </table:table-cell>
          <table:table-cell table:style-name="ce6" table:content-validation-name="val1" office:value-type="date" office:date-value="2012-09-06" calcext:value-type="date">
            <text:p>06/09/2012</text:p>
          </table:table-cell>
          <table:table-cell table:style-name="ce6" table:content-validation-name="val1" office:value-type="date" office:date-value="2022-09-06" calcext:value-type="date">
            <text:p>06/09/2022</text:p>
          </table:table-cell>
          <table:table-cell table:style-name="ce6" table:content-validation-name="val1" office:value-type="date" office:date-value="2012-09-06" calcext:value-type="date">
            <text:p>06/09/2012</text:p>
          </table:table-cell>
          <table:table-cell table:style-name="ce6" table:content-validation-name="val1" office:value-type="date" office:date-value="2022-09-06" calcext:value-type="date">
            <text:p>06/09/202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c_certeurope_3P_v2.cer</text:p>
          </table:table-cell>
          <table:table-cell table:style-name="ce6" table:content-validation-name="val1" office:value-type="date" office:date-value="2006-03-27" calcext:value-type="date">
            <text:p>27/03/2006</text:p>
          </table:table-cell>
          <table:table-cell table:style-name="ce6" table:content-validation-name="val1" office:value-type="date" office:date-value="2014-05-22" calcext:value-type="date">
            <text:p>22/05/2014</text:p>
          </table:table-cell>
          <table:table-cell table:style-name="ce6" table:content-validation-name="val1" office:value-type="date" office:date-value="2006-03-27" calcext:value-type="date">
            <text:p>27/03/2006</text:p>
          </table:table-cell>
          <table:table-cell table:style-name="ce6" table:content-validation-name="val1" office:value-type="date" office:date-value="2014-05-22" calcext:value-type="date">
            <text:p>22/05/20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tos_sub_TelePro_Entreprise.cer</text:p>
          </table:table-cell>
          <table:table-cell table:style-name="ce6" table:content-validation-name="val1" office:value-type="date" office:date-value="2002-08-01" calcext:value-type="date">
            <text:p>01/08/2002</text:p>
          </table:table-cell>
          <table:table-cell table:style-name="ce6" table:content-validation-name="val1" office:value-type="date" office:date-value="2014-07-29" calcext:value-type="date">
            <text:p>29/07/2014</text:p>
          </table:table-cell>
          <table:table-cell table:style-name="ce6" table:content-validation-name="val1" office:value-type="date" office:date-value="2002-08-01" calcext:value-type="date">
            <text:p>01/08/2002</text:p>
          </table:table-cell>
          <table:table-cell table:style-name="ce6" table:content-validation-name="val1" office:value-type="date" office:date-value="2014-07-29" calcext:value-type="date">
            <text:p>29/07/20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anque_populaire.cer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21-03-29" calcext:value-type="date">
            <text:p>29/03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-certificat.cer</text:p>
          </table:table-cell>
          <table:table-cell table:style-name="ce6" table:content-validation-name="val1" office:value-type="date" office:date-value="2001-04-02" calcext:value-type="date">
            <text:p>02/04/2001</text:p>
          </table:table-cell>
          <table:table-cell table:style-name="ce6" table:content-validation-name="val1" office:value-type="date" office:date-value="2021-04-02" calcext:value-type="date">
            <text:p>02/04/2021</text:p>
          </table:table-cell>
          <table:table-cell table:style-name="ce6" table:content-validation-name="val1" office:value-type="date" office:date-value="2001-04-02" calcext:value-type="date">
            <text:p>02/04/2001</text:p>
          </table:table-cell>
          <table:table-cell table:style-name="ce6" table:content-validation-name="val1" office:value-type="date" office:date-value="2021-04-02" calcext:value-type="date">
            <text:p>02/04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-root-credit-agricole.crt</text:p>
          </table:table-cell>
          <table:table-cell table:style-name="ce6" table:content-validation-name="val1" office:value-type="date" office:date-value="2001-04-02" calcext:value-type="date">
            <text:p>02/04/2001</text:p>
          </table:table-cell>
          <table:table-cell table:style-name="ce6" table:content-validation-name="val1" office:value-type="date" office:date-value="2021-04-02" calcext:value-type="date">
            <text:p>02/04/2021</text:p>
          </table:table-cell>
          <table:table-cell table:style-name="ce6" table:content-validation-name="val1" office:value-type="date" office:date-value="2001-04-02" calcext:value-type="date">
            <text:p>02/04/2001</text:p>
          </table:table-cell>
          <table:table-cell table:style-name="ce6" table:content-validation-name="val1" office:value-type="date" office:date-value="2021-04-02" calcext:value-type="date">
            <text:p>02/04/202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dc-legalia.crt</text:p>
          </table:table-cell>
          <table:table-cell table:style-name="ce6" table:content-validation-name="val1" office:value-type="date" office:date-value="2009-11-17" calcext:value-type="date">
            <text:p>17/11/2009</text:p>
          </table:table-cell>
          <table:table-cell table:style-name="ce6" table:content-validation-name="val1" office:value-type="date" office:date-value="2019-11-15" calcext:value-type="date">
            <text:p>15/11/2019</text:p>
          </table:table-cell>
          <table:table-cell table:style-name="ce6" table:content-validation-name="val1" office:value-type="date" office:date-value="2009-11-17" calcext:value-type="date">
            <text:p>17/11/2009</text:p>
          </table:table-cell>
          <table:table-cell table:style-name="ce6" table:content-validation-name="val1" office:value-type="date" office:date-value="2019-11-15" calcext:value-type="date">
            <text:p>15/11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dc-racine.crt</text:p>
          </table:table-cell>
          <table:table-cell table:style-name="ce6" table:content-validation-name="val1" office:value-type="date" office:date-value="2009-11-17" calcext:value-type="date">
            <text:p>17/11/2009</text:p>
          </table:table-cell>
          <table:table-cell table:style-name="ce6" table:content-validation-name="val1" office:value-type="date" office:date-value="2019-11-17" calcext:value-type="date">
            <text:p>17/11/2019</text:p>
          </table:table-cell>
          <table:table-cell table:style-name="ce6" table:content-validation-name="val1" office:value-type="date" office:date-value="2009-11-17" calcext:value-type="date">
            <text:p>17/11/2009</text:p>
          </table:table-cell>
          <table:table-cell table:style-name="ce6" table:content-validation-name="val1" office:value-type="date" office:date-value="2019-11-17" calcext:value-type="date">
            <text:p>17/11/20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europe_advanced_v3.cer</text:p>
          </table:table-cell>
          <table:table-cell table:style-name="ce6" table:content-validation-name="val1" office:value-type="date" office:date-value="2010-08-26" calcext:value-type="date">
            <text:p>26/08/2010</text:p>
          </table:table-cell>
          <table:table-cell table:style-name="ce6" table:content-validation-name="val1" office:value-type="date" office:date-value="2020-08-26" calcext:value-type="date">
            <text:p>26/08/2020</text:p>
          </table:table-cell>
          <table:table-cell table:style-name="ce6" table:content-validation-name="val1" office:value-type="date" office:date-value="2010-08-26" calcext:value-type="date">
            <text:p>26/08/2010</text:p>
          </table:table-cell>
          <table:table-cell table:style-name="ce6" table:content-validation-name="val1" office:value-type="date" office:date-value="2020-08-26" calcext:value-type="date">
            <text:p>26/08/20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europe_advanced_v4.cer</text:p>
          </table:table-cell>
          <table:table-cell table:style-name="ce6" table:content-validation-name="val1" office:value-type="date" office:date-value="2010-08-26" calcext:value-type="date">
            <text:p>26/08/2010</text:p>
          </table:table-cell>
          <table:table-cell table:style-name="ce6" table:content-validation-name="val1" office:value-type="date" office:date-value="2020-08-26" calcext:value-type="date">
            <text:p>26/08/2020</text:p>
          </table:table-cell>
          <table:table-cell table:style-name="ce6" table:content-validation-name="val1" office:value-type="date" office:date-value="2010-08-26" calcext:value-type="date">
            <text:p>26/08/2010</text:p>
          </table:table-cell>
          <table:table-cell table:style-name="ce6" table:content-validation-name="val1" office:value-type="date" office:date-value="2020-08-26" calcext:value-type="date">
            <text:p>26/08/202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europe_root_ca_2.cer</text:p>
          </table:table-cell>
          <table:table-cell table:style-name="ce6" table:content-validation-name="val1" office:value-type="date" office:date-value="2007-03-28" calcext:value-type="date">
            <text:p>28/03/2007</text:p>
          </table:table-cell>
          <table:table-cell table:style-name="ce6" table:content-validation-name="val1" office:value-type="date" office:date-value="2037-03-28" calcext:value-type="date">
            <text:p>28/03/2037</text:p>
          </table:table-cell>
          <table:table-cell table:style-name="ce6" table:content-validation-name="val1" office:value-type="date" office:date-value="2007-03-28" calcext:value-type="date">
            <text:p>28/03/2007</text:p>
          </table:table-cell>
          <table:table-cell table:style-name="ce6" table:content-validation-name="val1" office:value-type="date" office:date-value="2037-03-28" calcext:value-type="date">
            <text:p>28/03/203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europe_root_ca_3.cer</text:p>
          </table:table-cell>
          <table:table-cell table:style-name="ce6" table:content-validation-name="val1" office:value-type="date" office:date-value="2010-08-26" calcext:value-type="date">
            <text:p>26/08/2010</text:p>
          </table:table-cell>
          <table:table-cell table:style-name="ce6" table:content-validation-name="val1" office:value-type="date" office:date-value="2040-08-26" calcext:value-type="date">
            <text:p>26/08/2040</text:p>
          </table:table-cell>
          <table:table-cell table:style-name="ce6" table:content-validation-name="val1" office:value-type="date" office:date-value="2010-08-26" calcext:value-type="date">
            <text:p>26/08/2010</text:p>
          </table:table-cell>
          <table:table-cell table:style-name="ce6" table:content-validation-name="val1" office:value-type="date" office:date-value="2040-08-26" calcext:value-type="date">
            <text:p>26/08/204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ificatACgtce.cer</text:p>
          </table:table-cell>
          <table:table-cell table:style-name="ce6" table:content-validation-name="val1" office:value-type="date" office:date-value="2006-06-16" calcext:value-type="date">
            <text:p>16/06/2006</text:p>
          </table:table-cell>
          <table:table-cell table:style-name="ce6" table:content-validation-name="val1" office:value-type="date" office:date-value="2013-06-16" calcext:value-type="date">
            <text:p>16/06/2013</text:p>
          </table:table-cell>
          <table:table-cell table:style-name="ce6" table:content-validation-name="val1" office:value-type="date" office:date-value="2006-06-16" calcext:value-type="date">
            <text:p>16/06/2006</text:p>
          </table:table-cell>
          <table:table-cell table:style-name="ce6" table:content-validation-name="val1" office:value-type="date" office:date-value="2013-06-16" calcext:value-type="date">
            <text:p>16/06/201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igreffe_v2.cer</text:p>
          </table:table-cell>
          <table:table-cell table:style-name="ce6" table:content-validation-name="val1" office:value-type="date" office:date-value="2006-04-14" calcext:value-type="date">
            <text:p>14/04/2006</text:p>
          </table:table-cell>
          <table:table-cell table:style-name="ce6" table:content-validation-name="val1" office:value-type="date" office:date-value="2014-05-22" calcext:value-type="date">
            <text:p>22/05/2014</text:p>
          </table:table-cell>
          <table:table-cell table:style-name="ce6" table:content-validation-name="val1" office:value-type="date" office:date-value="2006-04-14" calcext:value-type="date">
            <text:p>14/04/2006</text:p>
          </table:table-cell>
          <table:table-cell table:style-name="ce6" table:content-validation-name="val1" office:value-type="date" office:date-value="2014-05-22" calcext:value-type="date">
            <text:p>22/05/2014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atexis_banques_populaires_nxbp_cesam_relations_fiscales_ac.cer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01-05-21" calcext:value-type="date">
            <text:p>21/05/2001</text:p>
          </table:table-cell>
          <table:table-cell table:style-name="ce6" table:content-validation-name="val1" office:value-type="date" office:date-value="2001-03-29" calcext:value-type="date">
            <text:p>29/03/2001</text:p>
          </table:table-cell>
          <table:table-cell table:style-name="ce6" table:content-validation-name="val1" office:value-type="date" office:date-value="2001-05-21" calcext:value-type="date">
            <text:p>21/05/200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ertificatACracine.cer</text:p>
          </table:table-cell>
          <table:table-cell table:style-name="ce6" table:content-validation-name="val1" office:value-type="date" office:date-value="2015-05-25" calcext:value-type="date">
            <text:p>25/05/2015</text:p>
          </table:table-cell>
          <table:table-cell table:style-name="ce6" table:content-validation-name="val1" office:value-type="date" office:date-value="2015-02-25" calcext:value-type="date">
            <text:p>25/02/2015</text:p>
          </table:table-cell>
          <table:table-cell table:style-name="ce6" table:content-validation-name="val1" office:value-type="date" office:date-value="2015-05-25" calcext:value-type="date">
            <text:p>25/05/2015</text:p>
          </table:table-cell>
          <table:table-cell table:style-name="ce6" table:content-validation-name="val1" office:value-type="date" office:date-value="2011-02-25" calcext:value-type="date">
            <text:p>25/02/2011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identca_rootca.der</text:p>
          </table:table-cell>
          <table:table-cell table:style-name="ce6" table:content-validation-name="val1" office:value-type="date" office:date-value="2016-02-25" calcext:value-type="date">
            <text:p>25/02/2016</text:p>
          </table:table-cell>
          <table:table-cell table:style-name="ce6" table:content-validation-name="val1" office:value-type="date" office:date-value="2026-02-25" calcext:value-type="date">
            <text:p>25/02/2026</text:p>
          </table:table-cell>
          <table:table-cell table:style-name="ce6" table:content-validation-name="val1" office:value-type="date" office:date-value="2016-02-25" calcext:value-type="date">
            <text:p>25/02/2016</text:p>
          </table:table-cell>
          <table:table-cell table:style-name="ce6" table:content-validation-name="val1" office:value-type="date" office:date-value="2026-02-25" calcext:value-type="date">
            <text:p>25/02/2026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identityplusca_rootca.der</text:p>
          </table:table-cell>
          <table:table-cell table:style-name="ce6" table:content-validation-name="val1" office:value-type="date" office:date-value="2016-02-25" calcext:value-type="date">
            <text:p>25/02/2016</text:p>
          </table:table-cell>
          <table:table-cell table:style-name="ce6" table:content-validation-name="val1" office:value-type="date" office:date-value="2026-02-25" calcext:value-type="date">
            <text:p>25/02/2026</text:p>
          </table:table-cell>
          <table:table-cell table:style-name="ce6" table:content-validation-name="val1" office:value-type="date" office:date-value="2016-02-25" calcext:value-type="date">
            <text:p>25/02/2016</text:p>
          </table:table-cell>
          <table:table-cell table:style-name="ce6" table:content-validation-name="val1" office:value-type="date" office:date-value="2026-02-25" calcext:value-type="date">
            <text:p>25/02/2026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EU-SIGN-CLICK_AND_TRUST.cer</text:p>
          </table:table-cell>
          <table:table-cell table:style-name="ce6" table:content-validation-name="val1" office:value-type="date" office:date-value="2016-12-15" calcext:value-type="date">
            <text:p>15/12/2016</text:p>
          </table:table-cell>
          <table:table-cell table:style-name="ce6" table:content-validation-name="val1" office:value-type="date" office:date-value="2026-03-01" calcext:value-type="date">
            <text:p>01/03/2026</text:p>
          </table:table-cell>
          <table:table-cell table:style-name="ce6" table:content-validation-name="val1" office:value-type="date" office:date-value="2016-12-15" calcext:value-type="date">
            <text:p>15/12/2016</text:p>
          </table:table-cell>
          <table:table-cell table:style-name="ce6" table:content-validation-name="val1" office:value-type="date" office:date-value="2026-03-01" calcext:value-type="date">
            <text:p>01/03/202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ACF_PORTEURS_ACT_V2_Qualif.cer</text:p>
          </table:table-cell>
          <table:table-cell table:style-name="ce6" table:content-validation-name="val1" office:value-type="date" office:date-value="2017-05-09" calcext:value-type="date">
            <text:p>09/05/2017</text:p>
          </table:table-cell>
          <table:table-cell table:style-name="ce6" table:content-validation-name="val1" office:value-type="date" office:date-value="2020-06-24" calcext:value-type="date">
            <text:p>24/06/2020</text:p>
          </table:table-cell>
          <table:table-cell table:style-name="ce6" table:content-validation-name="val1" office:value-type="date" office:date-value="2017-05-09" calcext:value-type="date">
            <text:p>09/05/2017</text:p>
          </table:table-cell>
          <table:table-cell table:style-name="ce6" table:content-validation-name="val1" office:value-type="date" office:date-value="2020-06-24" calcext:value-type="date">
            <text:p>24/06/202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AC_DGFIP_SHA2.cer</text:p>
          </table:table-cell>
          <table:table-cell table:style-name="ce6" table:content-validation-name="val1" office:value-type="date" office:date-value="2017-06-12" calcext:value-type="date">
            <text:p>12/06/2017</text:p>
          </table:table-cell>
          <table:table-cell table:style-name="ce6" table:content-validation-name="val1" office:value-type="date" office:date-value="2030-12-30" calcext:value-type="date">
            <text:p>30/12/2030</text:p>
          </table:table-cell>
          <table:table-cell table:style-name="ce6" table:content-validation-name="val1" office:value-type="date" office:date-value="2017-06-12" calcext:value-type="date">
            <text:p>12/06/2017</text:p>
          </table:table-cell>
          <table:table-cell table:style-name="ce6" table:content-validation-name="val1" office:value-type="date" office:date-value="2030-12-30" calcext:value-type="date">
            <text:p>30/12/2030</text:p>
          </table:table-cell>
          <table:table-cell table:number-columns-repeated="4"/>
        </table:table-row>
        <table:table-row table:style-name="ro2" table:number-rows-repeated="3">
          <table:table-cell table:style-name="ce3"/>
          <table:table-cell table:style-name="ce6" table:content-validation-name="val1" table:number-columns-repeated="4"/>
          <table:table-cell table:number-columns-repeated="4"/>
        </table:table-row>
        <table:table-row table:style-name="ro3">
          <table:table-cell table:style-name="ce3"/>
          <table:table-cell table:style-name="ce6" table:content-validation-name="val1" table:number-columns-repeated="4"/>
          <table:table-cell table:number-columns-repeated="4"/>
        </table:table-row>
        <table:table-row table:style-name="ro2" table:number-rows-repeated="3">
          <table:table-cell table:style-name="ce3"/>
          <table:table-cell table:style-name="ce6" table:content-validation-name="val1" table:number-columns-repeated="4"/>
          <table:table-cell table:number-columns-repeated="4"/>
        </table:table-row>
        <table:table-row table:style-name="ro3">
          <table:table-cell table:style-name="ce3"/>
          <table:table-cell table:style-name="ce6" table:content-validation-name="val1" table:number-columns-repeated="4"/>
          <table:table-cell table:number-columns-repeated="4"/>
        </table:table-row>
        <table:table-row table:style-name="ro2" table:number-rows-repeated="4">
          <table:table-cell table:style-name="ce3"/>
          <table:table-cell table:style-name="ce6" table:content-validation-name="val1" table:number-columns-repeated="4"/>
          <table:table-cell table:number-columns-repeated="4"/>
        </table:table-row>
        <table:table-row table:style-name="ro3">
          <table:table-cell table:style-name="ce3"/>
          <table:table-cell table:style-name="ce6" table:content-validation-name="val1" table:number-columns-repeated="4"/>
          <table:table-cell table:number-columns-repeated="4"/>
        </table:table-row>
        <table:table-row table:style-name="ro2" table:number-rows-repeated="156">
          <table:table-cell table:style-name="ce3"/>
          <table:table-cell table:style-name="ce6" table:content-validation-name="val1" table:number-columns-repeated="4"/>
          <table:table-cell table:number-columns-repeated="4"/>
        </table:table-row>
        <table:table-row table:style-name="ro2" table:number-rows-repeated="98">
          <table:table-cell table:style-name="ce3"/>
          <table:table-cell table:style-name="ce6" table:content-validation-name="val1"/>
          <table:table-cell table:content-validation-name="val1" table:number-columns-repeated="2"/>
          <table:table-cell table:style-name="ce8" table:content-validation-name="val1"/>
          <table:table-cell table:number-columns-repeated="4"/>
        </table:table-row>
        <table:table-row table:style-name="ro2" table:number-rows-repeated="121">
          <table:table-cell table:style-name="ce3"/>
          <table:table-cell table:style-name="ce6" table:content-validation-name="val1"/>
          <table:table-cell table:content-validation-name="val1" table:number-columns-repeated="3"/>
          <table:table-cell table:number-columns-repeated="4"/>
        </table:table-row>
        <table:table-row table:style-name="ro2" table:number-rows-repeated="1048095">
          <table:table-cell/>
          <table:table-cell table:content-validation-name="val1" table:number-columns-repeated="4"/>
          <table:table-cell table:number-columns-repeated="4"/>
        </table:table-row>
        <table:table-row table:style-name="ro2">
          <table:table-cell/>
          <table:table-cell table:content-validation-name="val1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17:23:17.8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zar ELLOUGH</meta:initial-creator>
    <meta:creation-date>2015-05-27T11:11:30.31</meta:creation-date>
    <dc:date>2018-07-10T18:13:15.799000000</dc:date>
    <meta:editing-duration>PT7H28M10S</meta:editing-duration>
    <meta:editing-cycles>123</meta:editing-cycles>
    <meta:generator>LibreOffice/5.2.6.2$Windows_x86 LibreOffice_project/a3100ed2409ebf1c212f5048fbe377c281438fdc</meta:generator>
    <dc:creator>Pierre Valentin</dc:creator>
    <meta:document-statistic meta:table-count="1" meta:cell-count="460" meta:object-count="0"/>
  </office:meta>
</office:document-meta>
</file>